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mbria" svg:font-family="Cambria"/>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ce style:name="Times" svg:font-family="Times"/>
    <style:font-face style:name="Times New Roman" svg:font-family="'Times New Roman'"/>
    <style:font-face style:name="Trebuchet MS" svg:font-family="'Trebuchet MS'"/>
  </office:font-face-decls>
  <office:automatic-styles>
    <style:style style:name="Table1" style:family="table">
      <style:table-properties style:width="5.8236in" style:rel-width="87%" table:align="center"/>
    </style:style>
    <style:style style:name="Table1.A" style:family="table-column">
      <style:table-column-properties style:column-width="5.8236in" style:rel-column-width="57015*"/>
    </style:style>
    <style:style style:name="Table1.A1" style:family="table-cell">
      <style:table-cell-properties fo:padding-left="0.0354in" fo:padding-right="0.0382in" fo:padding-top="0.0382in" fo:padding-bottom="0.0382in" fo:border="1pt solid #000001"/>
    </style:style>
    <style:style style:name="Table1.A2" style:family="table-cell">
      <style:table-cell-properties fo:padding-left="0.0354in" fo:padding-right="0.0382in" fo:padding-top="0in" fo:padding-bottom="0.0382in" fo:border-left="1pt solid #000001" fo:border-right="1pt solid #000001" fo:border-top="none" fo:border-bottom="1pt solid #000001"/>
    </style:style>
    <style:style style:name="Table1.A3" style:family="table-cell">
      <style:table-cell-properties fo:background-color="#ff9900" fo:padding-left="0.0354in" fo:padding-right="0.0382in" fo:padding-top="0in" fo:padding-bottom="0.0382in" fo:border-left="1pt solid #000001" fo:border-right="1pt solid #000001" fo:border-top="none" fo:border-bottom="1pt solid #000001">
        <style:background-image/>
      </style:table-cell-properties>
    </style:style>
    <style:style style:name="Table1.A4" style:family="table-cell">
      <style:table-cell-properties fo:background-color="#ffff00" fo:padding-left="0.0354in" fo:padding-right="0.0382in" fo:padding-top="0in" fo:padding-bottom="0.0382in" fo:border-left="1pt solid #000001" fo:border-right="1pt solid #000001" fo:border-top="none" fo:border-bottom="1pt solid #000001">
        <style:background-image/>
      </style:table-cell-properties>
    </style:style>
    <style:style style:name="Table1.A5" style:family="table-cell">
      <style:table-cell-properties fo:background-color="#ccffff" fo:padding-left="0.0354in" fo:padding-right="0.0382in" fo:padding-top="0in" fo:padding-bottom="0.0382in" fo:border-left="1pt solid #000001" fo:border-right="1pt solid #000001" fo:border-top="none" fo:border-bottom="1pt solid #000001">
        <style:background-image/>
      </style:table-cell-properties>
    </style:style>
    <style:style style:name="Table1.A7" style:family="table-cell">
      <style:table-cell-properties fo:background-color="#ffff00" fo:padding-left="0.0354in" fo:padding-right="0.0382in" fo:padding-top="0in" fo:padding-bottom="0.0382in" fo:border-left="1pt solid #000001" fo:border-right="1pt solid #000001" fo:border-top="none" fo:border-bottom="1pt solid #ccffcc">
        <style:background-image/>
      </style:table-cell-properties>
    </style:style>
    <style:style style:name="Table1.A8" style:family="table-cell">
      <style:table-cell-properties fo:background-color="#ccffff" fo:padding-left="0.0354in" fo:padding-right="0.0382in" fo:padding-top="0in" fo:padding-bottom="0.0382in" fo:border-left="1pt solid #ccffcc" fo:border-right="1pt solid #ccffcc" fo:border-top="none" fo:border-bottom="1pt solid #ccffcc">
        <style:background-image/>
      </style:table-cell-properties>
    </style:style>
    <style:style style:name="Table1.A15" style:family="table-cell">
      <style:table-cell-properties fo:background-color="#ffff99" fo:padding-left="0.0354in" fo:padding-right="0.0382in" fo:padding-top="0in" fo:padding-bottom="0.0382in" fo:border-left="1pt solid #000001" fo:border-right="1pt solid #000001" fo:border-top="none" fo:border-bottom="1pt solid #000001">
        <style:background-image/>
      </style:table-cell-properties>
    </style:style>
    <style:style style:name="P1" style:family="paragraph" style:parent-style-name="Table_20_Contents">
      <style:paragraph-properties fo:margin-left="0.1984in" fo:margin-right="0.1634in" fo:margin-top="0in" fo:margin-bottom="0in" style:contextual-spacing="false" fo:text-indent="0in" style:auto-text-indent="false"/>
    </style:style>
    <style:style style:name="P2" style:family="paragraph" style:parent-style-name="Table_20_Contents">
      <style:paragraph-properties fo:margin-left="0.1984in" fo:margin-right="0.1634in" fo:margin-top="0in" fo:margin-bottom="0in" style:contextual-spacing="false" fo:text-indent="0in" style:auto-text-indent="false"/>
      <style:text-properties fo:color="#000090" loext:opacity="100%" style:font-name="Trebuchet MS" fo:font-size="14pt" fo:font-style="italic" style:text-underline-style="solid" style:text-underline-width="auto" style:text-underline-color="font-color"/>
    </style:style>
    <style:style style:name="P3" style:family="paragraph" style:parent-style-name="Table_20_Contents">
      <style:paragraph-properties fo:margin-left="0.3193in" fo:margin-right="0.1634in" fo:margin-top="0in" fo:margin-bottom="0in" style:contextual-spacing="false" style:line-height-at-least="0.2083in" fo:text-align="center" style:justify-single-word="false" fo:text-indent="0in" style:auto-text-indent="false"/>
    </style:style>
    <style:style style:name="P4" style:family="paragraph" style:parent-style-name="Table_20_Contents">
      <style:paragraph-properties fo:margin-left="0.5in" fo:margin-right="0in" fo:margin-top="0in" fo:margin-bottom="0in" style:contextual-spacing="false" style:line-height-at-least="0.2083in" fo:text-align="justify" style:justify-single-word="false" fo:text-indent="0in" style:auto-text-indent="false"/>
    </style:style>
    <style:style style:name="P5" style:family="paragraph" style:parent-style-name="Table_20_Contents">
      <style:paragraph-properties fo:margin-left="0.1984in" fo:margin-right="0.1634in" fo:margin-top="0in" fo:margin-bottom="0in" style:contextual-spacing="false" fo:text-align="center" style:justify-single-word="false" fo:text-indent="0in" style:auto-text-indent="false"/>
    </style:style>
    <style:style style:name="P6" style:family="paragraph" style:parent-style-name="Table_20_Contents">
      <loext:graphic-properties draw:fill="solid" draw:fill-color="#ffff00" draw:opacity="100%"/>
      <style:paragraph-properties fo:margin-left="0.4925in" fo:margin-right="0in" fo:margin-top="0in" fo:margin-bottom="0in" style:contextual-spacing="false" fo:text-align="center" style:justify-single-word="false" fo:text-indent="0in" style:auto-text-indent="false" fo:background-color="#ffff00"/>
    </style:style>
    <style:style style:name="P7" style:family="paragraph" style:parent-style-name="Table_20_Contents">
      <style:paragraph-properties fo:margin-left="0in" fo:margin-right="0in" fo:margin-top="0in" fo:margin-bottom="0in" style:contextual-spacing="false" fo:text-align="center" style:justify-single-word="false" fo:text-indent="0in" style:auto-text-indent="false"/>
    </style:style>
    <style:style style:name="P8" style:family="paragraph" style:parent-style-name="Table_20_Contents">
      <style:paragraph-properties fo:margin-left="0in" fo:margin-right="0in" fo:margin-top="0in" fo:margin-bottom="0in" style:contextual-spacing="false" fo:text-indent="0in" style:auto-text-indent="false"/>
    </style:style>
    <style:style style:name="P9" style:family="paragraph" style:parent-style-name="Table_20_Contents">
      <style:paragraph-properties fo:margin-left="0in" fo:margin-right="0in" fo:margin-top="0in" fo:margin-bottom="0in" style:contextual-spacing="false" fo:text-indent="0in" style:auto-text-indent="false"/>
      <style:text-properties style:font-name="Liberation Serif1" fo:font-size="12pt"/>
    </style:style>
    <style:style style:name="P10" style:family="paragraph" style:parent-style-name="Table_20_Contents">
      <style:paragraph-properties fo:margin-left="0in" fo:margin-right="0in" fo:margin-top="0in" fo:margin-bottom="0.1665in" style:contextual-spacing="false" style:line-height-at-least="0.1945in" fo:text-indent="0in" style:auto-text-indent="false"/>
      <style:text-properties style:font-name="Liberation Serif1" fo:font-size="12pt"/>
    </style:style>
    <style:style style:name="P11" style:family="paragraph" style:parent-style-name="Table_20_Contents">
      <style:paragraph-properties fo:margin-left="0in" fo:margin-right="0in" fo:margin-top="0in" fo:margin-bottom="0in" style:contextual-spacing="false" style:line-height-at-least="0.1945in" fo:text-align="justify" style:justify-single-word="false" fo:text-indent="0in" style:auto-text-indent="false"/>
      <style:text-properties style:font-name="Liberation Serif1" fo:font-size="12pt"/>
    </style:style>
    <style:style style:name="P12" style:family="paragraph" style:parent-style-name="Table_20_Contents">
      <style:paragraph-properties fo:margin-left="0in" fo:margin-right="0in" fo:margin-top="0in" fo:margin-bottom="0.1665in" style:contextual-spacing="false" style:line-height-at-least="0.1665in" fo:text-indent="0in" style:auto-text-indent="false"/>
      <style:text-properties style:font-name="Liberation Serif1" fo:font-size="12pt"/>
    </style:style>
    <style:style style:name="P13" style:family="paragraph" style:parent-style-name="Table_20_Contents">
      <style:paragraph-properties fo:margin-left="2.7543in" fo:margin-right="0in" fo:margin-top="0in" fo:margin-bottom="0in" style:contextual-spacing="false" fo:text-align="justify" style:justify-single-word="false" fo:text-indent="0in" style:auto-text-indent="false"/>
      <style:text-properties style:font-name="Liberation Serif1" fo:font-size="12pt"/>
    </style:style>
    <style:style style:name="P14" style:family="paragraph" style:parent-style-name="Table_20_Contents">
      <style:paragraph-properties fo:margin-left="0.6909in" fo:margin-right="0.1634in" fo:margin-top="0in" fo:margin-bottom="0in" style:contextual-spacing="false" fo:text-indent="0in" style:auto-text-indent="false"/>
      <style:text-properties style:font-name="Liberation Serif1" fo:font-size="12pt"/>
    </style:style>
    <style:style style:name="P15"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style:font-name="Liberation Serif1" fo:font-size="12pt"/>
    </style:style>
    <style:style style:name="P16" style:family="paragraph" style:parent-style-name="Table_20_Contents">
      <style:paragraph-properties fo:margin-left="0in" fo:margin-right="0in" fo:margin-top="0in" fo:margin-bottom="0in" style:contextual-spacing="false" fo:text-indent="0in" style:auto-text-indent="false"/>
      <style:text-properties style:font-name="Trebuchet MS" fo:font-size="10pt"/>
    </style:style>
    <style:style style:name="P17" style:family="paragraph" style:parent-style-name="Table_20_Contents">
      <style:paragraph-properties fo:margin-left="0.1984in" fo:margin-right="0.1634in" fo:margin-top="0in" fo:margin-bottom="0in" style:contextual-spacing="false" fo:text-indent="0in" style:auto-text-indent="false"/>
      <style:text-properties style:font-name="Trebuchet MS" fo:font-size="10pt"/>
    </style:style>
    <style:style style:name="P18" style:family="paragraph" style:parent-style-name="Table_20_Contents">
      <style:paragraph-properties fo:margin-left="0.1984in" fo:margin-right="0.1634in" fo:margin-top="0in" fo:margin-bottom="0in" style:contextual-spacing="false" fo:text-align="justify" style:justify-single-word="false" fo:text-indent="0in" style:auto-text-indent="false"/>
      <style:text-properties style:font-name="Trebuchet MS" fo:font-size="10pt"/>
    </style:style>
    <style:style style:name="P19" style:family="paragraph" style:parent-style-name="Table_20_Contents">
      <style:paragraph-properties fo:margin-left="0in" fo:margin-right="0.161in" fo:margin-top="0in" fo:margin-bottom="0in" style:contextual-spacing="false" style:line-height-at-least="0.1945in" fo:text-indent="0in" style:auto-text-indent="false"/>
      <style:text-properties style:font-name="Trebuchet MS" fo:font-size="10pt"/>
    </style:style>
    <style:style style:name="P20" style:family="paragraph" style:parent-style-name="Table_20_Contents">
      <style:paragraph-properties fo:margin-left="0in" fo:margin-right="0in" fo:margin-top="0in" fo:margin-bottom="0in" style:contextual-spacing="false" style:line-height-at-least="0.1945in" fo:text-align="justify" style:justify-single-word="false" fo:text-indent="0in" style:auto-text-indent="false"/>
      <style:text-properties style:font-name="Trebuchet MS" fo:font-size="10pt"/>
    </style:style>
    <style:style style:name="P21" style:family="paragraph" style:parent-style-name="Table_20_Contents">
      <style:paragraph-properties fo:margin-left="0.5in" fo:margin-right="0in" fo:margin-top="0in" fo:margin-bottom="0in" style:contextual-spacing="false" style:line-height-at-least="0.2083in" fo:text-align="justify" style:justify-single-word="false" fo:text-indent="0in" style:auto-text-indent="false"/>
      <style:text-properties style:font-name="Trebuchet MS" fo:font-size="11pt"/>
    </style:style>
    <style:style style:name="P22" style:family="paragraph" style:parent-style-name="Table_20_Contents">
      <style:paragraph-properties fo:margin-left="0.5in" fo:margin-right="0in" fo:margin-top="0in" fo:margin-bottom="0in" style:contextual-spacing="false" style:line-height-at-least="0.2083in" fo:text-align="justify" style:justify-single-word="false" fo:text-indent="0in" style:auto-text-indent="false"/>
      <style:text-properties style:font-name="Trebuchet MS" fo:font-size="10.5pt"/>
    </style:style>
    <style:style style:name="P23" style:family="paragraph" style:parent-style-name="Table_20_Contents">
      <style:paragraph-properties fo:margin-left="0.25in" fo:margin-right="0in" fo:margin-top="0in" fo:margin-bottom="0in" style:contextual-spacing="false" fo:text-align="center" style:justify-single-word="false" fo:text-indent="0in" style:auto-text-indent="false"/>
      <style:text-properties style:font-name="Trebuchet MS"/>
    </style:style>
    <style:style style:name="P24"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style:font-name="Trebuchet MS" fo:font-size="9pt" fo:font-style="italic"/>
    </style:style>
    <style:style style:name="P25" style:family="paragraph" style:parent-style-name="Table_20_Contents">
      <style:paragraph-properties fo:margin-left="0.1984in" fo:margin-right="0.1634in" fo:margin-top="0in" fo:margin-bottom="0in" style:contextual-spacing="false" fo:text-align="justify" style:justify-single-word="false" fo:text-indent="0in" style:auto-text-indent="false"/>
    </style:style>
    <style:style style:name="P26" style:family="paragraph" style:parent-style-name="Table_20_Contents">
      <style:paragraph-properties fo:margin-left="0.1984in" fo:margin-right="0.1634in" fo:margin-top="0in" fo:margin-bottom="0in" style:contextual-spacing="false" fo:text-indent="0in" style:auto-text-indent="false"/>
      <style:text-properties fo:color="#000099" loext:opacity="100%"/>
    </style:style>
    <style:style style:name="P27" style:family="paragraph" style:parent-style-name="Table_20_Contents">
      <style:paragraph-properties fo:margin-left="0.1984in" fo:margin-right="0.1634in" fo:margin-top="0in" fo:margin-bottom="0in" style:contextual-spacing="false" fo:text-indent="0in" style:auto-text-indent="false"/>
      <style:text-properties fo:color="#000099" loext:opacity="100%" style:font-name="Trebuchet MS" fo:font-size="14pt" fo:font-weight="bold"/>
    </style:style>
    <style:style style:name="P28" style:family="paragraph" style:parent-style-name="Table_20_Contents">
      <style:paragraph-properties fo:margin-left="0.1984in" fo:margin-right="0.1634in" fo:margin-top="0in" fo:margin-bottom="0in" style:contextual-spacing="false" fo:text-indent="0in" style:auto-text-indent="false"/>
      <style:text-properties fo:color="#000099" loext:opacity="100%" style:font-name="Trebuchet MS" fo:font-size="11pt" fo:font-weight="bold"/>
    </style:style>
    <style:style style:name="P29" style:family="paragraph" style:parent-style-name="Table_20_Contents">
      <style:paragraph-properties fo:margin-left="0.1984in" fo:margin-right="0.1634in" fo:margin-top="0in" fo:margin-bottom="0.0972in" style:contextual-spacing="false" style:line-height-at-least="0.1945in" fo:text-align="center" style:justify-single-word="false" fo:text-indent="0in" style:auto-text-indent="false"/>
      <style:text-properties fo:color="#000099" loext:opacity="100%" style:font-name="Trebuchet MS" fo:font-size="11pt" fo:font-weight="bold"/>
    </style:style>
    <style:style style:name="P30" style:family="paragraph" style:parent-style-name="Table_20_Contents">
      <style:paragraph-properties fo:margin-left="0.1984in" fo:margin-right="0.1634in" fo:margin-top="0in" fo:margin-bottom="0in" style:contextual-spacing="false" fo:text-indent="0in" style:auto-text-indent="false"/>
      <style:text-properties fo:color="#000099" loext:opacity="100%" style:font-name="Trebuchet MS" fo:font-size="10pt"/>
    </style:style>
    <style:style style:name="P31" style:family="paragraph" style:parent-style-name="Table_20_Contents">
      <style:paragraph-properties fo:margin-left="0.1984in" fo:margin-right="0.1634in" fo:margin-top="0in" fo:margin-bottom="0in" style:contextual-spacing="false" fo:text-indent="0in" style:auto-text-indent="false"/>
      <style:text-properties fo:color="#000099" loext:opacity="100%" style:font-name="Trebuchet MS" fo:font-size="9pt" fo:font-style="italic"/>
    </style:style>
    <style:style style:name="P32" style:family="paragraph" style:parent-style-name="Table_20_Contents">
      <style:paragraph-properties fo:margin-left="0.1984in" fo:margin-right="0.1634in" fo:margin-top="0in" fo:margin-bottom="0in" style:contextual-spacing="false" fo:text-indent="0in" style:auto-text-indent="false"/>
      <style:text-properties fo:color="#000099" loext:opacity="100%" style:font-name="Trebuchet MS" fo:font-size="9pt"/>
    </style:style>
    <style:style style:name="P33" style:family="paragraph" style:parent-style-name="Table_20_Contents">
      <style:paragraph-properties fo:margin-left="0in" fo:margin-right="0.1634in" fo:margin-top="0in" fo:margin-bottom="0in" style:contextual-spacing="false" fo:text-indent="0in" style:auto-text-indent="false"/>
      <style:text-properties fo:color="#000099" loext:opacity="100%"/>
    </style:style>
    <style:style style:name="P34" style:family="paragraph" style:parent-style-name="Table_20_Contents">
      <style:paragraph-properties fo:margin-left="0in" fo:margin-right="0in" fo:margin-top="0in" fo:margin-bottom="0in" style:contextual-spacing="false" style:line-height-at-least="0.1945in" fo:text-indent="0in" style:auto-text-indent="false"/>
    </style:style>
    <style:style style:name="P35" style:family="paragraph" style:parent-style-name="Table_20_Contents">
      <style:paragraph-properties fo:margin-left="0in" fo:margin-right="0in" fo:margin-top="0in" fo:margin-bottom="0.1965in" style:contextual-spacing="false" style:line-height-at-least="0.1945in" fo:text-align="justify" style:justify-single-word="false" fo:text-indent="0in" style:auto-text-indent="false"/>
    </style:style>
    <style:style style:name="P36" style:family="paragraph" style:parent-style-name="Table_20_Contents">
      <style:paragraph-properties fo:margin-left="0in" fo:margin-right="0in" fo:margin-top="0in" fo:margin-bottom="0in" style:contextual-spacing="false" style:line-height-at-least="0.1945in" fo:text-align="justify" style:justify-single-word="false" fo:text-indent="0in" style:auto-text-indent="false"/>
    </style:style>
    <style:style style:name="P37" style:family="paragraph" style:parent-style-name="Table_20_Contents">
      <style:paragraph-properties fo:margin-left="0in" fo:margin-right="0in" fo:margin-top="0in" fo:margin-bottom="0in" style:contextual-spacing="false" style:line-height-at-least="0.1807in" fo:text-align="justify" style:justify-single-word="false" fo:text-indent="0in" style:auto-text-indent="false"/>
    </style:style>
    <style:style style:name="P38" style:family="paragraph" style:parent-style-name="Table_20_Contents">
      <style:paragraph-properties fo:margin-left="0.1972in" fo:margin-right="0.161in" fo:margin-top="0in" fo:margin-bottom="0.0972in" style:contextual-spacing="false" style:line-height-at-least="0.1945in" fo:text-indent="0in" style:auto-text-indent="false"/>
      <style:text-properties fo:color="#000000" loext:opacity="100%" style:font-name="Trebuchet MS" fo:font-size="10pt"/>
    </style:style>
    <style:style style:name="P39" style:family="paragraph" style:parent-style-name="Table_20_Contents">
      <style:paragraph-properties fo:margin-left="0.1984in" fo:margin-right="0.1634in" fo:margin-top="0in" fo:margin-bottom="0.0972in" style:contextual-spacing="false" fo:text-indent="0in" style:auto-text-indent="false"/>
      <style:text-properties fo:color="#000000" loext:opacity="100%"/>
    </style:style>
    <style:style style:name="P40" style:family="paragraph" style:parent-style-name="Table_20_Contents">
      <style:paragraph-properties fo:margin-left="0.1972in" fo:margin-right="0.161in" fo:margin-top="0in" fo:margin-bottom="0.0972in" style:contextual-spacing="false" style:line-height-at-least="0.1945in" fo:text-indent="0in" style:auto-text-indent="false"/>
      <style:text-properties style:font-name="Times" fo:font-size="10pt"/>
    </style:style>
    <style:style style:name="P41" style:family="paragraph" style:parent-style-name="Table_20_Contents">
      <style:paragraph-properties fo:margin-left="0.25in" fo:margin-right="0in" fo:margin-top="0in" fo:margin-bottom="0in" style:contextual-spacing="false" fo:text-indent="0in" style:auto-text-indent="false"/>
    </style:style>
    <style:style style:name="P42"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style:text-line-through-style="none" style:text-line-through-type="none" style:text-underline-style="none" style:text-blinking="false"/>
    </style:style>
    <style:style style:name="P43" style:family="paragraph" style:parent-style-name="Text_20_body">
      <style:paragraph-properties fo:margin-left="0in" fo:margin-right="0in" fo:margin-top="0in" fo:margin-bottom="0in" style:contextual-spacing="false" fo:text-indent="0in" style:auto-text-indent="false" style:writing-mode="lr-tb"/>
    </style:style>
    <style:style style:name="P44"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fo:color="#17365d" loext:opacity="100%" style:font-name="Trebuchet MS" fo:font-size="8pt" fo:language="en" fo:country="US"/>
    </style:style>
    <style:style style:name="P45"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fo:color="#17365d" loext:opacity="100%"/>
    </style:style>
    <style:style style:name="P46"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style>
    <style:style style:name="P47" style:family="paragraph" style:parent-style-name="Text_20_body">
      <style:paragraph-properties fo:margin-left="0.4165in" fo:margin-right="0in" fo:margin-top="0in" fo:margin-bottom="0in" style:contextual-spacing="false" fo:text-align="justify" style:justify-single-word="false" fo:text-indent="0in" style:auto-text-indent="false" style:writing-mode="lr-tb"/>
      <style:text-properties style:font-name="Cambria" fo:font-size="12pt" fo:language="en" fo:country="US"/>
    </style:style>
    <style:style style:name="P48" style:family="paragraph" style:parent-style-name="Text_20_body">
      <style:paragraph-properties style:writing-mode="lr-tb"/>
    </style:style>
    <style:style style:name="T1" style:family="text">
      <style:text-properties fo:font-variant="normal" fo:text-transform="none" fo:color="#000090" loext:opacity="100%"/>
    </style:style>
    <style:style style:name="T2" style:family="text">
      <style:text-properties fo:font-variant="normal" fo:text-transform="none" style:font-name="Trebuchet MS" fo:font-size="10pt" fo:font-style="normal"/>
    </style:style>
    <style:style style:name="T3" style:family="text">
      <style:text-properties fo:font-variant="normal" fo:text-transform="none" fo:color="#000000" loext:opacity="100%" style:font-name="Symbol" fo:font-size="10pt"/>
    </style:style>
    <style:style style:name="T4" style:family="text">
      <style:text-properties fo:color="#000090" loext:opacity="100%"/>
    </style:style>
    <style:style style:name="T5" style:family="text">
      <style:text-properties fo:color="#000090" loext:opacity="100%" style:font-name="Trebuchet MS" fo:font-size="14pt" fo:font-style="italic" style:text-underline-style="solid" style:text-underline-width="auto" style:text-underline-color="font-color"/>
    </style:style>
    <style:style style:name="T6" style:family="text">
      <style:text-properties fo:color="#000090" loext:opacity="100%" style:text-line-through-style="none" style:text-line-through-type="none" style:text-underline-style="none" style:text-blinking="false"/>
    </style:style>
    <style:style style:name="T7" style:family="text">
      <style:text-properties style:font-name="Trebuchet MS" fo:font-size="9pt"/>
    </style:style>
    <style:style style:name="T8" style:family="text">
      <style:text-properties style:font-name="Trebuchet MS" fo:font-size="9pt" fo:font-style="italic"/>
    </style:style>
    <style:style style:name="T9" style:family="text">
      <style:text-properties style:font-name="Trebuchet MS" fo:font-size="9pt" fo:language="fr" fo:country="CA" fo:font-weight="bold"/>
    </style:style>
    <style:style style:name="T10" style:family="text">
      <style:text-properties style:font-name="Trebuchet MS" fo:font-size="10pt"/>
    </style:style>
    <style:style style:name="T11" style:family="text">
      <style:text-properties style:font-name="Trebuchet MS" fo:font-size="10pt" fo:font-weight="bold"/>
    </style:style>
    <style:style style:name="T12" style:family="text">
      <style:text-properties style:font-name="Trebuchet MS" fo:font-size="10pt" style:text-underline-style="solid" style:text-underline-width="auto" style:text-underline-color="font-color"/>
    </style:style>
    <style:style style:name="T13" style:family="text">
      <style:text-properties style:font-name="Trebuchet MS" fo:font-size="10pt" style:text-underline-style="solid" style:text-underline-width="auto" style:text-underline-color="font-color" fo:font-weight="bold"/>
    </style:style>
    <style:style style:name="T14" style:family="text">
      <style:text-properties style:font-name="Trebuchet MS" fo:font-size="11pt"/>
    </style:style>
    <style:style style:name="T15" style:family="text">
      <style:text-properties fo:color="#000000" loext:opacity="100%"/>
    </style:style>
    <style:style style:name="T16" style:family="text">
      <style:text-properties fo:color="#000000" loext:opacity="100%" style:font-name="Liberation Serif1" fo:font-size="12pt"/>
    </style:style>
    <style:style style:name="T17" style:family="text">
      <style:text-properties fo:color="#000000" loext:opacity="100%" style:font-name="Trebuchet MS"/>
    </style:style>
    <style:style style:name="T18" style:family="text">
      <style:text-properties fo:color="#000000" loext:opacity="100%" style:font-name="Trebuchet MS" fo:font-size="9pt" fo:language="de" fo:country="DE"/>
    </style:style>
    <style:style style:name="T19" style:family="text">
      <style:text-properties fo:color="#000000" loext:opacity="100%" style:font-name="Trebuchet MS" fo:font-size="9pt" fo:font-style="italic"/>
    </style:style>
    <style:style style:name="T20" style:family="text">
      <style:text-properties fo:color="#000000" loext:opacity="100%" style:font-name="Trebuchet MS" fo:font-size="10.5pt"/>
    </style:style>
    <style:style style:name="T21" style:family="text">
      <style:text-properties fo:color="#000000" loext:opacity="100%" style:font-name="Trebuchet MS" fo:font-size="13pt"/>
    </style:style>
    <style:style style:name="T22" style:family="text">
      <style:text-properties fo:color="#000000" loext:opacity="100%" style:font-name="Trebuchet MS" fo:font-size="10pt"/>
    </style:style>
    <style:style style:name="T23" style:family="text">
      <style:text-properties fo:color="#000000" loext:opacity="100%" style:font-name="Symbol" fo:font-size="10pt"/>
    </style:style>
    <style:style style:name="T24" style:family="text">
      <style:text-properties fo:color="#000000" loext:opacity="100%" fo:font-size="10pt"/>
    </style:style>
    <style:style style:name="T25" style:family="text">
      <style:text-properties fo:font-size="9pt"/>
    </style:style>
    <style:style style:name="T26" style:family="text">
      <style:text-properties fo:color="#000099" loext:opacity="100%"/>
    </style:style>
    <style:style style:name="T27" style:family="text">
      <style:text-properties fo:color="#000099" loext:opacity="100%" style:font-name="Trebuchet MS" fo:font-size="14pt" fo:font-weight="bold"/>
    </style:style>
    <style:style style:name="T28" style:family="text">
      <style:text-properties fo:color="#000099" loext:opacity="100%" style:font-name="Trebuchet MS" fo:font-size="10pt"/>
    </style:style>
    <style:style style:name="T29" style:family="text">
      <style:text-properties fo:color="#000099" loext:opacity="100%" style:font-name="Trebuchet MS" fo:font-size="10pt" style:rfc-language-tag="uz-Latn-UZ" fo:language="uz" fo:script="Latn" fo:country="UZ" style:text-underline-style="solid" style:text-underline-width="auto" style:text-underline-color="font-color"/>
    </style:style>
    <style:style style:name="T30" style:family="text">
      <style:text-properties fo:color="#000099" loext:opacity="100%" style:font-name="Trebuchet MS" fo:font-size="9pt" fo:language="fr" fo:country="CA" fo:font-style="italic"/>
    </style:style>
    <style:style style:name="T31" style:family="text">
      <style:text-properties fo:color="#000099" loext:opacity="100%" style:font-name="Trebuchet MS" fo:font-size="9pt" fo:language="fr" fo:country="CA" fo:font-weight="bold"/>
    </style:style>
    <style:style style:name="T32" style:family="text">
      <style:text-properties fo:color="#000099" loext:opacity="100%" style:font-name="Trebuchet MS" fo:font-size="9pt" fo:font-weight="bold"/>
    </style:style>
    <style:style style:name="T33" style:family="text">
      <style:text-properties fo:color="#0000ff" loext:opacity="100%" style:font-name="Trebuchet MS" fo:font-size="10pt" style:text-underline-style="solid" style:text-underline-width="auto" style:text-underline-color="font-color"/>
    </style:style>
    <style:style style:name="T34" style:family="text">
      <style:text-properties fo:color="#0000ff" loext:opacity="100%" style:text-line-through-style="none" style:text-line-through-type="none" style:font-name="Trebuchet MS" fo:font-size="10pt" style:text-underline-style="none" fo:font-weight="bold" style:text-blinking="false"/>
    </style:style>
    <style:style style:name="T35" style:family="text">
      <style:text-properties fo:color="#0000ff" loext:opacity="100%" style:text-line-through-style="none" style:text-line-through-type="none" style:font-name="Trebuchet MS" fo:font-size="10pt" style:text-underline-style="none" style:text-blinking="false"/>
    </style:style>
    <style:style style:name="T36" style:family="text">
      <style:text-properties style:font-name="Times" fo:font-size="10pt"/>
    </style:style>
    <style:style style:name="T37" style:family="text">
      <style:text-properties fo:color="#ff0000" loext:opacity="100%" style:font-name="Trebuchet MS"/>
    </style:style>
    <style:style style:name="T38" style:family="text">
      <style:text-properties fo:color="#17365d" loext:opacity="100%"/>
    </style:style>
    <style:style style:name="T39" style:family="text">
      <style:text-properties fo:color="#17365d" loext:opacity="100%" style:font-name="Trebuchet MS" fo:font-size="8pt" fo:language="en" fo:country="US"/>
    </style:style>
    <style:style style:name="T40" style:family="text">
      <style:text-properties fo:color="#17365d" loext:opacity="100%" style:font-name="Trebuchet MS" fo:font-size="7.5pt" fo:font-style="italic"/>
    </style:style>
    <style:style style:name="T41" style:family="text">
      <style:text-properties fo:color="#17365d" loext:opacity="100%" style:font-name="Times New Roman" fo:font-size="7.5pt" fo:font-style="italic"/>
    </style:style>
    <style:style style:name="T42" style:family="text">
      <style:text-properties fo:color="#000080" loext:opacity="100%" style:font-name="Trebuchet MS" fo:font-size="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row>
          <table:table-cell table:style-name="Table1.A1" office:value-type="string">
            <text:p text:style-name="P2">La lettre de l’ACAT Été 2023 </text:p>
            <text:p text:style-name="P3"><text:span text:style-name="T4">–</text:span><text:span text:style-name="T1">       </text:span><text:span text:style-name="T5">actions et prière-</text:span></text:p>
            <text:p text:style-name="P3"><text:span text:style-name="T4">–</text:span><text:span text:style-name="T1">       </text:span><text:span text:style-name="T6"> </text:span></text:p>
            <text:p text:style-name="P5"><text:span text:style-name="T15">     </text:span>     <text:span text:style-name="T8">Celui qui vous fait don de l’Esprit<text:line-break/>et qui réalise des miracles parmi vous,<text:line-break/>le fait-il parce que vous pratiquez la Loi,<text:line-break/>ou parce que vous écoutez le message de la foi ?</text:span><text:span text:style-name="T16">  </text:span><text:span text:style-name="T18">(Ga 3,</text:span><text:span text:style-name="T19">1-5)</text:span></text:p>
          </table:table-cell>
        </table:table-row>
        <table:table-row>
          <table:table-cell table:style-name="Table1.A2" office:value-type="string">
            <text:p text:style-name="P16">Chers amis et destinataires de cette Lettre, </text:p>
            <text:p text:style-name="P8"> </text:p>
            <text:p text:style-name="P16">Nous savons que la plupart d’entre vous goûtent en ce moment un repos terriblement mérité, et aspirent à la fraîcheur.</text:p>
            <text:p text:style-name="P16">Exceptionnellement, nous avons choisi de plus ou moins fusionner les appels de juillet et du mois d'août, ne sachant s’il nous sera possible de rédiger et préparer des appels urgents pour le mois qui vient. Ou alternativement, vous recevrez l’AU d'août dans une dizaine de jours, début août. </text:p>
            <text:p text:style-name="P16">Un grand merci pour votre attention et avec nos excuses pour ces incertitudes et distorsion du planning.</text:p>
            <text:p text:style-name="P25"> </text:p>
            <text:p text:style-name="P18">Cordialement, à votre disposition</text:p>
            <text:p text:style-name="P1"> </text:p>
            <text:p text:style-name="P17">Cécile Auriol (ACAT- Belgique) </text:p>
            <text:p text:style-name="P1"> </text:p>
          </table:table-cell>
        </table:table-row>
        <table:table-row>
          <table:table-cell table:style-name="Table1.A3" office:value-type="string">
            <text:p text:style-name="P27">Actions du mois </text:p>
          </table:table-cell>
        </table:table-row>
        <table:table-row>
          <table:table-cell table:style-name="Table1.A4" office:value-type="string">
            <text:p text:style-name="P10"><text:span text:style-name="T27">Russie </text:span>                                           <text:span text:style-name="T9">(</text:span><text:span text:style-name="T19">Novaya Gazeta; OMCT)</text:span></text:p>
            <text:p text:style-name="P33"> </text:p>
          </table:table-cell>
        </table:table-row>
        <table:table-row>
          <table:table-cell table:style-name="Table1.A5" office:value-type="string">
            <text:p text:style-name="P12"><text:span text:style-name="T20">Nouvelle agression d</text:span><text:span text:style-name="T21">'E</text:span><text:span text:style-name="T20">lena </text:span><text:span text:style-name="T21">M</text:span><text:span text:style-name="T20">ilashina</text:span><text:span text:style-name="T21">, </text:span><text:span text:style-name="T20">journaliste d</text:span><text:span text:style-name="T21">'</text:span><text:span text:style-name="T20">investigation à </text:span><text:span text:style-name="T21">N</text:span><text:span text:style-name="T20">ovaya </text:span><text:span text:style-name="T21">g</text:span><text:span text:style-name="T20">azeta</text:span><text:span text:style-name="T21">, </text:span><text:span text:style-name="T20">fameuse pour ses articles sur la corruption et les violations dans le </text:span><text:span text:style-name="T21">c</text:span><text:span text:style-name="T20">aucase du </text:span><text:span text:style-name="T21">n</text:span><text:span text:style-name="T20">ord et en Tchétchénie</text:span><text:span text:style-name="T21">, </text:span><text:span text:style-name="T20">et de l</text:span><text:span text:style-name="T21">'</text:span><text:span text:style-name="T20">avocat </text:span><text:span text:style-name="T21">A</text:span><text:span text:style-name="T20">lexander Nemov</text:span><text:span text:style-name="T21">, </text:span><text:span text:style-name="T20">actif au sein de </text:span><text:span text:style-name="T21">m</text:span><text:span text:style-name="T20">émorial. </text:span></text:p>
            <text:p text:style-name="P5"><text:span text:style-name="Emphasis"><text:span text:style-name="T2">! </text:span></text:span></text:p>
          </table:table-cell>
        </table:table-row>
        <table:table-row>
          <table:table-cell table:style-name="Table1.A3" office:value-type="string">
            <text:p text:style-name="P1"><text:span text:style-name="T28">Voici </text:span><text:span text:style-name="T10">la présentation </text:span><text:a xlink:type="simple" xlink:href="https://www.acat.be/IMG/docx/juillet_2023_milashina_.docx" text:style-name="Internet_20_link" text:visited-style-name="Visited_20_Internet_20_Link"><text:span text:style-name="T33">du cas</text:span></text:a><text:span text:style-name="T10"> et la </text:span><text:a xlink:type="simple" xlink:href="https://www.acat.be/IMG/docx/0723_lettre_pour_elena_m-2.docx" text:style-name="Internet_20_link" text:visited-style-name="Visited_20_Internet_20_Link"><text:span text:style-name="T33">lettre</text:span></text:a><text:span text:style-name="T14">.</text:span></text:p>
            <text:p text:style-name="P33"> </text:p>
          </table:table-cell>
        </table:table-row>
        <table:table-row>
          <table:table-cell table:style-name="Table1.A7" office:value-type="string">
            <text:p text:style-name="P13"><text:span text:style-name="T27">Belarus                              </text:span><text:span text:style-name="T9">(</text:span><text:span text:style-name="T30">Viasna, OBS_defenders, Libereco)</text:span></text:p>
          </table:table-cell>
        </table:table-row>
        <table:table-row>
          <table:table-cell table:style-name="Table1.A8" office:value-type="string">
            <text:p text:style-name="P35"><text:span text:style-name="T10">Au 6 Juillet 2023 1493 personnes sont reconnues comme prisonniers politiques, selon le centre Viasna. L’un des 1493 est </text:span><text:span text:style-name="T11">Dzmitryi Shauchenka</text:span><text:span text:style-name="T10">, artisan de Homieĺ fabricant de jouets en bois et administrateur d’une communauté d'artisans…  Sans oublier, évidemment, des détenus davantage connus, comme </text:span><text:span text:style-name="T11">Alès Bialistki</text:span><text:span text:style-name="T10">, </text:span><text:span text:style-name="T11">Valiantsin</text:span><text:span text:style-name="T36"> </text:span><text:a xlink:type="simple" xlink:href="https://twitter.com/hashtag/Stefanovic?src=hashtag_click" text:style-name="Internet_20_link" text:visited-style-name="Visited_20_Internet_20_Link"><text:span text:style-name="T34">Stefanovic</text:span></text:a><text:a xlink:type="simple" xlink:href="https://twitter.com/hashtag/Stefanovic?src=hashtag_click" text:style-name="Internet_20_link" text:visited-style-name="Visited_20_Internet_20_Link"><text:span text:style-name="T35">,</text:span></text:a><text:span text:style-name="T36"> </text:span><text:span text:style-name="T11">Uladzimir Labkovich</text:span><text:span text:style-name="T10">, enfin, </text:span><text:span text:style-name="T11">Zmitser Salauyou</text:span><text:span text:style-name="T10">, venant d’être condamnés à de lourdes peines.</text:span></text:p>
          </table:table-cell>
        </table:table-row>
        <table:table-row>
          <table:table-cell table:style-name="Table1.A3" office:value-type="string">
            <text:p text:style-name="P1"> </text:p>
            <text:p text:style-name="P1"><text:span text:style-name="T28">Voici </text:span><text:span text:style-name="T10">la </text:span><text:a xlink:type="simple" xlink:href="https://www.acat.be/IMG/docx/juillet_23_biel_cas-4.docx" text:style-name="Internet_20_link" text:visited-style-name="Visited_20_Internet_20_Link"><text:span text:style-name="T33">présentation du cas</text:span></text:a><text:span text:style-name="T10"> et</text:span><text:a xlink:type="simple" xlink:href="https://www.acat.be/IMG/docx/juillet_23_biel_lettre-1.docx" text:style-name="Internet_20_link" text:visited-style-name="Visited_20_Internet_20_Link"><text:span text:style-name="T33"> la lettre</text:span></text:a><text:span text:style-name="T14">.</text:span></text:p>
            <text:p text:style-name="P26"> </text:p>
          </table:table-cell>
        </table:table-row>
        <table:table-row>
          <table:table-cell table:style-name="Table1.A4" office:value-type="string">
            <text:p text:style-name="P14"><text:span text:style-name="T27">République Populaire de Chine  </text:span><text:span text:style-name="T32">(</text:span><text:span text:style-name="T8">OBS_defenders</text:span><text:span text:style-name="T31">) </text:span><text:span text:style-name="T26"> </text:span></text:p>
            <text:p text:style-name="P37"> </text:p>
          </table:table-cell>
        </table:table-row>
        <table:table-row>
          <table:table-cell table:style-name="Table1.A5" office:value-type="string">
            <text:p text:style-name="P19">Les jours suivant le 9 juillet 2015, une rafle du gouvernement frappait de plein <text:soft-page-break/>fouet plus de 300 avocats des droits humains et assistants juridiques. Comme ils sont pierre angulaire de la défense des dissidents, les autorités se tiennent aux aguets vis–à-vis de la profession, laquelle défie leur pouvoir. Ces trois derniers mois, la déferlante répressive - rebaptisée répression 709 2.0- à l'encontre des défenseurs des droits humains a augmenté de façon inquiétante.</text:p>
          </table:table-cell>
        </table:table-row>
        <table:table-row>
          <table:table-cell table:style-name="Table1.A3" office:value-type="string">
            <text:p text:style-name="P1"><text:span text:style-name="T28">Voici </text:span><text:span text:style-name="T10">la </text:span><text:a xlink:type="simple" xlink:href="https://www.acat.be/IMG/pdf/juillet_23_chine_cas_.pdf" text:style-name="Internet_20_link" text:visited-style-name="Visited_20_Internet_20_Link"><text:span text:style-name="T33">présentation du cas</text:span></text:a><text:span text:style-name="T10"> et </text:span><text:a xlink:type="simple" xlink:href="https://www.acat.be/IMG/docx/juillet_23_chine_lettre.docx" text:style-name="Internet_20_link" text:visited-style-name="Visited_20_Internet_20_Link"><text:span text:style-name="T33">la lettre</text:span></text:a><text:span text:style-name="T14">.</text:span></text:p>
            <text:p text:style-name="P1"> </text:p>
            <text:p text:style-name="P1"> </text:p>
          </table:table-cell>
        </table:table-row>
        <table:table-row>
          <table:table-cell table:style-name="Table1.A5" office:value-type="string">
            <text:p text:style-name="P28">La vie de notre ACAT</text:p>
            <text:p text:style-name="P1"> </text:p>
          </table:table-cell>
        </table:table-row>
        <table:table-row>
          <table:table-cell table:style-name="Table1.A3" office:value-type="string">
            <text:p text:style-name="P22">L’ACAT est essentiellement en congé, sauf la «coordinatrice», comme toujours à votre disposition.</text:p>
          </table:table-cell>
        </table:table-row>
        <table:table-row>
          <table:table-cell table:style-name="Table1.A15" office:value-type="string">
            <text:p text:style-name="P34"> </text:p>
            <text:p text:style-name="P34"><text:span text:style-name="T10">Cependant, notre président Christophe est </text:span><text:a xlink:type="simple" xlink:href="https://www.acat.be/IMG/docx/le_belge_des_privations_de_liberte_se_fait_attendre_depuis_presque_20_ans.docx" text:style-name="Internet_20_link" text:visited-style-name="Visited_20_Internet_20_Link"><text:span text:style-name="T33">l’auteur d’un article essentiel</text:span></text:a><text:span text:style-name="T10"> pour notre plaidoyer auprès de notre gouvernement. Cet article a été publié dans le quotidien Le Soir. Nous le replaçons ici.</text:span></text:p>
            <text:p text:style-name="P34"> </text:p>
            <text:p text:style-name="P34"><text:span text:style-name="T10">Sur </text:span><text:span text:style-name="T12">la</text:span><text:a xlink:type="simple" xlink:href="https://www.acat.be/IMG/docx/le_-soir19-06-23rdc_et_emmanuel_tshimanga.docx" text:style-name="Internet_20_link" text:visited-style-name="Visited_20_Internet_20_Link"><text:span text:style-name="T33"> RDC</text:span></text:a><text:span text:style-name="T12"> </text:span><text:span text:style-name="T10">et le</text:span><text:span text:style-name="T12"> </text:span><text:a xlink:type="simple" xlink:href="https://www.acat.be/IMG/docx/carte_blanche_burundi.docx" text:style-name="Internet_20_link" text:visited-style-name="Visited_20_Internet_20_Link"><text:span text:style-name="T33">Burundi</text:span></text:a><text:span text:style-name="T10">, deux pays frères qui demeurent en permanence au cœur-même de nos prières et préoccupations, nous vous partageons deux articles libellés de l’organisation partenaire Justice et Paix et parus dans le Soir, </text:span><text:span text:style-name="T12">avec un lien audio</text:span><text:span text:style-name="T10">. </text:span></text:p>
          </table:table-cell>
        </table:table-row>
        <table:table-row>
          <table:table-cell table:style-name="Table1.A15" office:value-type="string">
            <text:p text:style-name="P38">Essentiel pour la perpétuation de nos humbles interventions, nous vous appelons à régler vos cotisations 2022-23. </text:p>
            <text:p text:style-name="P40"><text:span text:style-name="T17">A cette fin, </text:span><text:span text:style-name="T37">il vous suffit de verser 30€ (40 € pour les couples), sur le compte : CCP BE07 7765 9456 8166</text:span><text:span text:style-name="T15"> </text:span><text:span text:style-name="T17">en précisant bien vos NOMS et ADRESSES, bordereau de versement ou lors de l’introduction de vos coordonnées bancaires.</text:span></text:p>
            <text:p text:style-name="P39"> </text:p>
          </table:table-cell>
        </table:table-row>
        <table:table-row>
          <table:table-cell table:style-name="Table1.A3" office:value-type="string">
            <text:p text:style-name="P29">Activités de la FIACAT </text:p>
          </table:table-cell>
        </table:table-row>
        <table:table-row>
          <table:table-cell table:style-name="Table1.A2" office:value-type="string">
            <text:p text:style-name="P4"><text:span text:style-name="T23">·</text:span><text:span text:style-name="T3">       </text:span><text:a xlink:type="simple" xlink:href="https://www.acat.be/IMG/pdf/cpt_rapport_visite_belgique.docx.pdf" text:style-name="Internet_20_link" text:visited-style-name="Visited_20_Internet_20_Link"><text:span text:style-name="T42">Rapport au Gouvernement de la Belgique relatif à la visite effectuée en Belgique par le Comité européen pour la prévention de la </text:span></text:a><text:span text:style-name="T22">torture et des peines ou traitements inhumains ou dégradants (CPT) du 7 au 10 novembre 2022</text:span></text:p>
            <text:p text:style-name="P4"><text:span text:style-name="T23">·</text:span><text:span text:style-name="T3">       </text:span><text:span text:style-name="T22">Envoyé par notre Xavière Pugnard, chargée du plaidoyer PDM au sein de la FIACAT, afin de préparer nos journées du 10 octobre 2023 :</text:span><text:a xlink:type="simple" xlink:href="https://worldcoalition.org/fr/campagne/21eme-journee-mondiale-contre-la-peine-de-mort/" text:style-name="Internet_20_link" text:visited-style-name="Visited_20_Internet_20_Link"><text:span text:style-name="T42"> https://worldcoalition.org/fr/campagne/21eme-journee-mondiale-contre-la-peine-de-mort/</text:span></text:a></text:p>
            <text:p text:style-name="P21"><text:span text:style-name="T23">·</text:span><text:span text:style-name="T3">       </text:span><text:span text:style-name="T24">Les communications concernant l’accueil de membres des ACAT Africaines qui participeront à l’université d’été organisée par l’ULB sur le contrôle des lieux privatifs de liberté du 28 août au 1er septembre reste d’actualité, -pour que ces Acatiens soient reçus et hébergés par des membres de l’ACAT-. La journée, ces personnes seront en cours, mais quid de soirées avec des frères et sœurs de Belgique qui permettrait aux Africains de découvrir mieux la Belgique ?</text:span></text:p>
            <text:p text:style-name="P41"> </text:p>
            <text:p text:style-name="P23"/>
          </table:table-cell>
        </table:table-row>
        <text:soft-page-break/>
        <table:table-row>
          <table:table-cell table:style-name="Table1.A4" office:value-type="string">
            <text:p text:style-name="P6"> </text:p>
            <text:p text:style-name="P42"> </text:p>
            <text:p text:style-name="P15"><text:span text:style-name="T13">Méditer, prier</text:span> <text:span text:style-name="T11">avec</text:span><text:span text:style-name="T13"> </text:span><text:span text:style-name="T10">Frère Jean-Pierre Brice OLIVIER</text:span></text:p>
            <text:p text:style-name="P15"><text:line-break/><text:span text:style-name="T25"><text:line-break/></text:span><text:span text:style-name="T8">« Est-ce qu'on ne vend pas deux moineaux pour un sou ?</text:span></text:p>
            <text:p text:style-name="P7"> <text:span text:style-name="T8">Or, pas un seul ne tombe à terre sans que<text:line-break/>votre Père le veuille. »</text:span></text:p>
            <text:p text:style-name="P9"><text:span text:style-name="T10"><text:line-break/></text:span><text:span text:style-name="T7">Signe dans la Bible, 22 7 15<text:line-break/>Piafs </text:span></text:p>
            <text:p text:style-name="P11"><text:span text:style-name="T10"><text:line-break/></text:span>Jésus<text:span text:style-name="T10">, dans l'évangile, nous rappelle de ne pas craindre les hommes, quoi qu’ils fassent, ils ne parviennent pas à écorcher plus que l’enveloppe de notre corps. L’individu prédateur qui dissimule ses mauvaises intentions, se masque dans l’ombre, chuchote et murmure dans le but de tuer la chair de l’autre, de s’en emparer ou de la dévorer, ne peut attenter qu’à l’extérieur, au corps. Et cependant même nos cheveux sont comptés. </text:span></text:p>
            <text:p text:style-name="P36"> </text:p>
            <text:p text:style-name="P20">Jésus lui-même a traversé cette réalité du monde tout au long de sa vie et jusqu’à la Passion et, bien sûr, cela reste monstrueux, toujours, qu’un individu ou un groupe sacrifie un être vivant à son égoïsme.<text:line-break/>Mais jamais quelqu’un ne peut toucher à ce qui en nous est inatteignable sauf par Dieu et avec notre consentement, à la part incorruptible de notre être : le « je suis » qui n’est jamais entamé par quiconque ni même par le mal. Il s’agit bien du haut lieu de notre vérité la plus authentique, celle connue de Dieu, en dehors de notre péché, et qui échappe à tout jugement. Ce sanctuaire inaltérable est sans doute notre cœur, le siège de l’amour, ce que l’évangile nomme l’âme. Et ce tabernacle a le pouvoir d’accomplir que notre chair c’est à dire le tout de notre être vivant soit déjà sauvée : parce qu’aimer en vérité fait sauter les verrous du mal qui nous emprisonne et nous libère du péché et de l’accusation.</text:p>
            <text:p text:style-name="P20"><text:line-break/>Soyons sans crainte, nous valons plus que le moineau sans souci qui se monnaye pour un demi-sou.</text:p>
            <text:p text:style-name="P36"> </text:p>
            <text:p text:style-name="P24">Amen</text:p>
            <text:p text:style-name="P6"> </text:p>
          </table:table-cell>
        </table:table-row>
        <table:table-row>
          <table:table-cell table:style-name="Table1.A3" office:value-type="string">
            <text:p text:style-name="P1"><text:span text:style-name="T28">Retrouvez plus d’information sur le </text:span><text:a xlink:type="simple" xlink:href="http://www.acat-belgique-francophone.be/" text:style-name="Internet_20_link" text:visited-style-name="Visited_20_Internet_20_Link"><text:span text:style-name="T29">site Internet de l’ACAT</text:span></text:a></text:p>
            <text:p text:style-name="P1"><text:span text:style-name="T28">Suivez et « soutenez » </text:span><text:a xlink:type="simple" xlink:href="https://www.facebook.com/contact.acatbef/" text:style-name="Internet_20_link" text:visited-style-name="Visited_20_Internet_20_Link"><text:span text:style-name="T29">notre page Facebook</text:span></text:a></text:p>
            <text:p text:style-name="P30">Soutenez l’ACAT en faisant un don : CCP: BE07 7765 9456 8166</text:p>
          </table:table-cell>
        </table:table-row>
        <table:table-row>
          <table:table-cell table:style-name="Table1.A2" office:value-type="string">
            <text:p text:style-name="P31">Cette lettre vous est adressée en tant que membre ou sympathisant de l’ACAT Belgique. Si vous ne souhaitez plus la recevoir, merci de nous le signaler en répondant à ce message.</text:p>
          </table:table-cell>
        </table:table-row>
        <table:table-row>
          <table:table-cell table:style-name="Table1.A2" office:value-type="string">
            <text:p text:style-name="P32">Action des Chrétiens pour l’Abolition de la Torture, Rue Brogniez 44, 1070 Bruxelles</text:p>
          </table:table-cell>
        </table:table-row>
      </table:table>
      <text:p text:style-name="P43"> </text:p>
      <text:p text:style-name="P48"/>
      <text:p text:style-name="P44">ACAT- Belgique/ België/ Belgium Action des Chrétiens pour l'Abolition de la Torture, Rue Brogniez 44,1070 Bruxelles.</text:p>
      <text:p text:style-name="P46"><text:a xlink:type="simple" xlink:href="http://www.acat-belgique-francophone.be/" office:target-frame-name="_blank" xlink:show="new" text:style-name="Internet_20_link" text:visited-style-name="Visited_20_Internet_20_Link"><text:span text:style-name="T38"> </text:span></text:a><text:a xlink:type="simple" xlink:href="http://www.acat-belgique-francophone.be/" office:target-frame-name="_blank" xlink:show="new" text:style-name="Internet_20_link" text:visited-style-name="Visited_20_Internet_20_Link"><text:span text:style-name="T39">www.acat.be</text:span></text:a><text:span text:style-name="T39"> </text:span></text:p>
      <text:p text:style-name="P45"> </text:p>
      <text:p text:style-name="P47"><text:span text:style-name="T40">Ce mail vous est adressé en tant que membre ou sympathisant de l’ACAT Belgique. Si vous ne souhaitez plus le recevoir, merci de nous le signaler en répondant à ce message. (Règlement européen n</text:span><text:span text:style-name="T41">ᵒ</text:span><text:span text:style-name="T40">2016/679 sur la Protection des données). </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mbria" svg:font-family="Cambria"/>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ce style:name="Times" svg:font-family="Times"/>
    <style:font-face style:name="Times New Roman" svg:font-family="'Times New Roman'"/>
    <style:font-face style:name="Trebuchet MS" svg:font-family="'Trebuchet M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5T17:09:11.444420976</meta:creation-date>
    <dc:date>2024-02-05T17:09:56.721112463</dc:date>
    <meta:editing-duration>PT45S</meta:editing-duration>
    <meta:editing-cycles>1</meta:editing-cycles>
    <meta:document-statistic meta:table-count="1" meta:image-count="0" meta:object-count="0" meta:page-count="3" meta:paragraph-count="70" meta:word-count="1072" meta:character-count="6681" meta:non-whitespace-character-count="5492"/>
    <meta:generator>LibreOffice/7.3.7.2$Linux_X86_64 LibreOffice_project/30$Build-2</meta:generator>
  </office:meta>
</office:document-meta>
</file>